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b536" officeooo:paragraph-rsid="0019b536"/>
    </style:style>
    <style:style style:name="P2" style:family="paragraph" style:parent-style-name="Standard">
      <style:text-properties officeooo:paragraph-rsid="0019b536"/>
    </style:style>
    <style:style style:name="P3" style:family="paragraph" style:parent-style-name="Standard">
      <style:text-properties officeooo:rsid="001c3318" officeooo:paragraph-rsid="001c3318"/>
    </style:style>
    <style:style style:name="T1" style:family="text">
      <style:text-properties officeooo:rsid="0019b536"/>
    </style:style>
    <style:style style:name="T2" style:family="text">
      <style:text-properties fo:font-variant="normal" fo:text-transform="none" fo:color="#212121" loext:opacity="100%" style:font-name="Arial" fo:font-size="16.5pt" fo:font-style="normal" fo:font-weight="normal"/>
    </style:style>
    <style:style style:name="T3" style:family="text">
      <style:text-properties officeooo:rsid="001c33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--------------------------------------------------Hospedagem-------------------------------------------------- </text:p>
      <text:p text:style-name="P2"><text:span text:style-name="T1">1- hosting</text:span></text:p>
      <text:p text:style-name="P1">2- hostgator</text:p>
      <text:p text:style-name="P1"/>
      <text:p text:style-name="P1"/>
      <text:p text:style-name="P1">-------------------------------------------------------<text:span text:style-name="T3">API------------------------------------------------------------</text:span></text:p>
      <text:p text:style-name="P1"/>
      <text:p text:style-name="P3">1 – Nota Fiscal (migra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4T20:19:55.266000000</meta:creation-date>
    <dc:date>2024-04-04T21:08:09.092000000</dc:date>
    <meta:editing-duration>PT48M14S</meta:editing-duration>
    <meta:editing-cycles>2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5" meta:word-count="12" meta:character-count="278" meta:non-whitespace-character-count="271"/>
  </office:meta>
</office:document-meta>
</file>